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9236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4.6528in"/>
    </style:style>
    <style:style style:name="co15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DIFF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PCNT DIFF (SAL-SCL)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cntDiff (SAL-SCL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cntDiff (SAL-SCL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cntDiff (SAL-SCL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cntDiff (SAL-SCL)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06652574786747" calcext:value-type="float">
            <text:p>6.652574786747E-0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2669675295946" calcext:value-type="float">
            <text:p>2.669675295946E-0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6006449648363" calcext:value-type="float">
            <text:p>6.006449648363E-0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067683029848" calcext:value-type="float">
            <text:p>1.067683029848E-0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4533921870933" calcext:value-type="float">
            <text:p>4.533921870933E-0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654645936542" calcext:value-type="float">
            <text:p>1.654645936542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3196048378596" calcext:value-type="float">
            <text:p>3.196048378596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4984962783667" calcext:value-type="float">
            <text:p>4.984962783667E-0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8931942058845" calcext:value-type="float">
            <text:p>8.931942058845E-0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07664163788301" calcext:value-type="float">
            <text:p>7.664163788301E-0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0.000002921101261067" calcext:value-type="float">
            <text:p>-2.921101261067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355205036776" calcext:value-type="float">
            <text:p>3.552050367760E-0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4159710526812" calcext:value-type="float">
            <text:p>4.159710526812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5237880543932" calcext:value-type="float">
            <text:p>5.237880543932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6611735799" calcext:value-type="float">
            <text:p>6.611735799000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7806770650153" calcext:value-type="float">
            <text:p>7.806770650153E-05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9396425943836" calcext:value-type="float">
            <text:p>9.396425943836E-0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1512841599395" calcext:value-type="float">
            <text:p>1.512841599395E-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1829675338949" calcext:value-type="float">
            <text:p>1.829675338949E-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2018340196899" calcext:value-type="float">
            <text:p>2.018340196899E-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61.63739390653" calcext:value-type="float">
            <text:p>6.163739390653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61.63758077028" calcext:value-type="float">
            <text:p>6.163758077028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61.63776660469" calcext:value-type="float">
            <text:p>6.163776660469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61.63795140613" calcext:value-type="float">
            <text:p>6.163795140613E+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99.9999941577" calcext:value-type="float">
            <text:p>-2.999999941577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99.9999919218" calcext:value-type="float">
            <text:p>-2.999999919218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300.0000205782" calcext:value-type="float">
            <text:p>-3.000000205782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300.0000035623" calcext:value-type="float">
            <text:p>-3.000000035623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99.9999927099" calcext:value-type="float">
            <text:p>-2.999999927099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99.9999893265" calcext:value-type="float">
            <text:p>-2.999999893265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99.9999955199" calcext:value-type="float">
            <text:p>-2.999999955199E+0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300.0000209086" calcext:value-type="float">
            <text:p>-3.000000209086E+02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44.10754359858" calcext:value-type="float">
            <text:p>4.410754359858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44.10822100426" calcext:value-type="float">
            <text:p>4.410822100426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44.10846810274" calcext:value-type="float">
            <text:p>4.410846810274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44.11017113009" calcext:value-type="float">
            <text:p>4.411017113009E+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6.73376648446" calcext:value-type="float">
            <text:p>-2.673376648446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6.73289365118" calcext:value-type="float">
            <text:p>-2.673289365118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6.7323946777" calcext:value-type="float">
            <text:p>-2.673239467770E+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-26.73223641934" calcext:value-type="float">
            <text:p>-2.673223641934E+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2"/>
          <table:table-cell table:style-name="ce1"/>
          <table:table-cell table:style-name="ce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FC10-L0.18-A28-CIRCLE PCNT-DIFF-ARC-CHORD-LENGTH <text:s text:c="8"/></text:p>
          </table:table-cell>
          <table:table-cell table:style-name="ce1" office:value-type="float" office:value="0.00000006652574786747" calcext:value-type="float">
            <text:p>6.652574786747E-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CIRCLE PCNT-DIFF-ARC-CHORD-LENGTH <text:s text:c="8"/></text:p>
          </table:table-cell>
          <table:table-cell table:style-name="ce1" office:value-type="float" office:value="0.0000002669675295946" calcext:value-type="float">
            <text:p>2.669675295946E-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CIRCLE PCNT-DIFF-ARC-CHORD-LENGTH <text:s text:c="8"/></text:p>
          </table:table-cell>
          <table:table-cell table:style-name="ce1" office:value-type="float" office:value="0.0000006006449648363" calcext:value-type="float">
            <text:p>6.006449648363E-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CIRCLE PCNT-DIFF-ARC-CHORD-LENGTH <text:s text:c="8"/></text:p>
          </table:table-cell>
          <table:table-cell table:style-name="ce1" office:value-type="float" office:value="0.000001067683029848" calcext:value-type="float">
            <text:p>1.067683029848E-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FC10-L0.18-A28-ELLIPSE PCNT-DIFF-ARC-CHORD-LENGTH <text:s text:c="8"/></text:p>
          </table:table-cell>
          <table:table-cell table:style-name="ce1" office:value-type="float" office:value="0.0000004533921870933" calcext:value-type="float">
            <text:p>4.533921870933E-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ELLIPSE PCNT-DIFF-ARC-CHORD-LENGTH <text:s text:c="8"/></text:p>
          </table:table-cell>
          <table:table-cell table:style-name="ce1" office:value-type="float" office:value="0.000001654645936542" calcext:value-type="float">
            <text:p>1.654645936542E-0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ELLIPSE PCNT-DIFF-ARC-CHORD-LENGTH <text:s text:c="8"/></text:p>
          </table:table-cell>
          <table:table-cell table:style-name="ce1" office:value-type="float" office:value="0.000003196048378596" calcext:value-type="float">
            <text:p>3.196048378596E-0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ELLIPSE PCNT-DIFF-ARC-CHORD-LENGTH <text:s text:c="8"/></text:p>
          </table:table-cell>
          <table:table-cell table:style-name="ce1" office:value-type="float" office:value="0.000004984962783667" calcext:value-type="float">
            <text:p>4.984962783667E-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DROP</text:p>
          </table:table-cell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FC10-L0.18-A28-TEARDROP PCNT-DIFF-ARC-CHORD-LENGTH <text:s text:c="8"/></text:p>
          </table:table-cell>
          <table:table-cell table:style-name="ce1" office:value-type="float" office:value="0.0000008931942058845" calcext:value-type="float">
            <text:p>8.931942058845E-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TEARDROP PCNT-DIFF-ARC-CHORD-LENGTH <text:s text:c="8"/></text:p>
          </table:table-cell>
          <table:table-cell table:style-name="ce1" office:value-type="float" office:value="0.0000007664163788301" calcext:value-type="float">
            <text:p>7.664163788301E-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TEARDROP PCNT-DIFF-ARC-CHORD-LENGTH <text:s text:c="8"/></text:p>
          </table:table-cell>
          <table:table-cell table:style-name="ce1" office:value-type="float" office:value="-0.000002921101261067" calcext:value-type="float">
            <text:p>-2.921101261067E-0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TEARDROP PCNT-DIFF-ARC-CHORD-LENGTH <text:s text:c="8"/></text:p>
          </table:table-cell>
          <table:table-cell table:style-name="ce1" office:value-type="float" office:value="0.00000355205036776" calcext:value-type="float">
            <text:p>3.552050367760E-0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ERFLY</text:p>
          </table:table-cell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FC10-L0.18-A28-BUTTERFLY PCNT-DIFF-ARC-CHORD-LENGTH <text:s text:c="8"/></text:p>
          </table:table-cell>
          <table:table-cell table:style-name="ce1" office:value-type="float" office:value="0.00004159710526812" calcext:value-type="float">
            <text:p>4.159710526812E-0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BUTTERFLY PCNT-DIFF-ARC-CHORD-LENGTH <text:s text:c="8"/></text:p>
          </table:table-cell>
          <table:table-cell table:style-name="ce1" office:value-type="float" office:value="0.00005237880543932" calcext:value-type="float">
            <text:p>5.237880543932E-0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BUTTERFLY PCNT-DIFF-ARC-CHORD-LENGTH <text:s text:c="8"/></text:p>
          </table:table-cell>
          <table:table-cell table:style-name="ce1" office:value-type="float" office:value="0.00006611735799" calcext:value-type="float">
            <text:p>6.611735799000E-0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BUTTERFLY PCNT-DIFF-ARC-CHORD-LENGTH <text:s text:c="8"/></text:p>
          </table:table-cell>
          <table:table-cell table:style-name="ce1" office:value-type="float" office:value="0.00007806770650153" calcext:value-type="float">
            <text:p>7.806770650153E-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AILSHELL</text:p>
          </table:table-cell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FC10-L0.18-A28-SNAILSHELL PCNT-DIFF-ARC-CHORD-LENGTH <text:s text:c="8"/></text:p>
          </table:table-cell>
          <table:table-cell table:style-name="ce1" office:value-type="float" office:value="0.009396425943836" calcext:value-type="float">
            <text:p>9.396425943836E-0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SNAILSHELL PCNT-DIFF-ARC-CHORD-LENGTH <text:s text:c="8"/></text:p>
          </table:table-cell>
          <table:table-cell table:style-name="ce1" office:value-type="float" office:value="0.01512841599395" calcext:value-type="float">
            <text:p>1.512841599395E-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SNAILSHELL PCNT-DIFF-ARC-CHORD-LENGTH <text:s text:c="8"/></text:p>
          </table:table-cell>
          <table:table-cell table:style-name="ce1" office:value-type="float" office:value="0.01829675338949" calcext:value-type="float">
            <text:p>1.829675338949E-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SNAILSHELL PCNT-DIFF-ARC-CHORD-LENGTH <text:s text:c="8"/></text:p>
          </table:table-cell>
          <table:table-cell table:style-name="ce1" office:value-type="float" office:value="0.02018340196899" calcext:value-type="float">
            <text:p>2.018340196899E-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EWED ASTROID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C10-L0.18-A28-SKEWEDASTROID PCNT-DIFF-ARC-CHORD-LENGTH <text:s text:c="8"/></text:p>
          </table:table-cell>
          <table:table-cell table:style-name="ce1" office:value-type="float" office:value="61.63739390653" calcext:value-type="float">
            <text:p>6.163739390653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SKEWEDASTROID PCNT-DIFF-ARC-CHORD-LENGTH <text:s text:c="8"/></text:p>
          </table:table-cell>
          <table:table-cell table:style-name="ce1" office:value-type="float" office:value="61.63758077028" calcext:value-type="float">
            <text:p>6.163758077028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SKEWEDASTROID PCNT-DIFF-ARC-CHORD-LENGTH <text:s text:c="8"/></text:p>
          </table:table-cell>
          <table:table-cell table:style-name="ce1" office:value-type="float" office:value="61.63776660469" calcext:value-type="float">
            <text:p>6.163776660469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SKEWEDASTROID PCNT-DIFF-ARC-CHORD-LENGTH <text:s text:c="8"/></text:p>
          </table:table-cell>
          <table:table-cell table:style-name="ce1" office:value-type="float" office:value="61.63795140613" calcext:value-type="float">
            <text:p>6.163795140613E+0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BBON-10L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C10-L0.18-A28-RIBBON-10L PCNT-DIFF-ARC-CHORD-LENGTH <text:s text:c="8"/></text:p>
          </table:table-cell>
          <table:table-cell table:style-name="ce1" office:value-type="float" office:value="-299.9999941577" calcext:value-type="float">
            <text:p>-2.999999941577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RIBBON-10L PCNT-DIFF-ARC-CHORD-LENGTH <text:s text:c="8"/></text:p>
          </table:table-cell>
          <table:table-cell table:style-name="ce1" office:value-type="float" office:value="-299.9999919218" calcext:value-type="float">
            <text:p>-2.999999919218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RIBBON-10L PCNT-DIFF-ARC-CHORD-LENGTH <text:s text:c="8"/></text:p>
          </table:table-cell>
          <table:table-cell table:style-name="ce1" office:value-type="float" office:value="-300.0000205782" calcext:value-type="float">
            <text:p>-3.000000205782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RIBBON-10L PCNT-DIFF-ARC-CHORD-LENGTH <text:s text:c="8"/></text:p>
          </table:table-cell>
          <table:table-cell table:style-name="ce1" office:value-type="float" office:value="-300.0000035623" calcext:value-type="float">
            <text:p>-3.000000035623E+0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BBON-100L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C10-L0.18-A28-RIBBON-100L PCNT-DIFF-ARC-CHORD-LENGTH <text:s text:c="8"/></text:p>
          </table:table-cell>
          <table:table-cell table:style-name="ce1" office:value-type="float" office:value="-299.9999927099" calcext:value-type="float">
            <text:p>-2.999999927099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RIBBON-100L PCNT-DIFF-ARC-CHORD-LENGTH <text:s text:c="8"/></text:p>
          </table:table-cell>
          <table:table-cell table:style-name="ce1" office:value-type="float" office:value="-299.9999893265" calcext:value-type="float">
            <text:p>-2.999999893265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RIBBON-100L PCNT-DIFF-ARC-CHORD-LENGTH <text:s text:c="8"/></text:p>
          </table:table-cell>
          <table:table-cell table:style-name="ce1" office:value-type="float" office:value="-299.9999955199" calcext:value-type="float">
            <text:p>-2.999999955199E+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RIBBON-100L PCNT-DIFF-ARC-CHORD-LENGTH <text:s text:c="8"/></text:p>
          </table:table-cell>
          <table:table-cell table:style-name="ce1" office:value-type="float" office:value="-300.0000209086" calcext:value-type="float">
            <text:p>-3.000000209086E+0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TEPI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C10-L0.18-A28-ASTEPI PCNT-DIFF-ARC-CHORD-LENGTH <text:s text:c="8"/></text:p>
          </table:table-cell>
          <table:table-cell table:style-name="ce1" office:value-type="float" office:value="44.10754359858" calcext:value-type="float">
            <text:p>4.410754359858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ASTEPI PCNT-DIFF-ARC-CHORD-LENGTH <text:s text:c="8"/></text:p>
          </table:table-cell>
          <table:table-cell table:style-name="ce1" office:value-type="float" office:value="44.10822100426" calcext:value-type="float">
            <text:p>4.410822100426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30-L0.18-A28-ASTEPI PCNT-DIFF-ARC-CHORD-LENGTH <text:s text:c="8"/></text:p>
          </table:table-cell>
          <table:table-cell table:style-name="ce1" office:value-type="float" office:value="44.10846810274" calcext:value-type="float">
            <text:p>4.410846810274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40-L0.18-A28-ASTEPI PCNT-DIFF-ARC-CHORD-LENGTH <text:s text:c="8"/></text:p>
          </table:table-cell>
          <table:table-cell table:style-name="ce1" office:value-type="float" office:value="44.11017113009" calcext:value-type="float">
            <text:p>4.411017113009E+0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AHYP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C10-L0.18-A28-SNAHYP PCNT-DIFF-ARC-CHORD-LENGTH <text:s text:c="8"/></text:p>
          </table:table-cell>
          <table:table-cell table:style-name="ce1" office:value-type="float" office:value="-26.73376648446" calcext:value-type="float">
            <text:p>-2.673376648446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0-L0.18-A28-SNAHYP PCNT-DIFF-ARC-CHORD-LENGTH <text:s text:c="8"/></text:p>
          </table:table-cell>
          <table:table-cell table:style-name="ce1" office:value-type="float" office:value="-26.73289365118" calcext:value-type="float">
            <text:p>-2.673289365118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5-L0.18-A28-SNAHYP PCNT-DIFF-ARC-CHORD-LENGTH <text:s text:c="8"/></text:p>
          </table:table-cell>
          <table:table-cell table:style-name="ce1" office:value-type="float" office:value="-26.7323946777" calcext:value-type="float">
            <text:p>-2.673239467770E+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C28-L0.18-A28-SNAHYP PCNT-DIFF-ARC-CHORD-LENGTH <text:s text:c="8"/></text:p>
          </table:table-cell>
          <table:table-cell table:style-name="ce1" office:value-type="float" office:value="-26.73223641934" calcext:value-type="float">
            <text:p>-2.673223641934E+01</text:p>
          </table:table-cell>
          <table:table-cell table:number-columns-repeated="14"/>
        </table:table-row>
        <table:table-row table:style-name="ro1" table:number-rows-repeated="104848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LL SUMMARY" table:style-name="ta1">
        <table:table-column table:style-name="co13" table:number-columns-repeated="2" table:default-cell-style-name="Default"/>
        <table:table-column table:style-name="co1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ce1"/>
        <table:table-column table:style-name="co13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) CIRC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2) ELLIP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3) TEARDRO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4) BUTTERFL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5) SKEWEDASTROI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6) SNAILSHEL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7) RIBBON-1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8) RIBBON-10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4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9) ASTEP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0) SNAHY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 SNAHYP GOO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SNAHYP BAD - EPS VALUE DOMINANT FACTOR GEOMETRY IN 4 CONSTRAI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0:29] process exited with status 1, elapsed time: 08.51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0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9:00] process exited with status 1, elapsed time: 08.17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5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2:44] process exited with status 1, elapsed time: 08.34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BIGGER LAMDA 0.25 MORE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6:36] process exited with status 1, elapsed time: 08.39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7:58:37] process exited with status 1, elapsed time: 08.67s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LHAMDULILLAH 3 TIMES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9:23:25.63520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22T10:18:12.537353761</dc:date>
    <meta:editing-duration>PT3H56M18S</meta:editing-duration>
    <meta:editing-cycles>26</meta:editing-cycles>
    <meta:document-statistic meta:table-count="2" meta:cell-count="2085" meta:object-count="0"/>
  </office:meta>
</office:document-meta>
</file>